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"/>19 <text:s/>sudo su</text:p>
      <text:p text:style-name="Standard"><text:s text:c="3"/>20 <text:s/>ls</text:p>
      <text:p text:style-name="Standard"><text:s text:c="3"/>21 <text:s/>cd Escritorio/</text:p>
      <text:p text:style-name="Standard"><text:s text:c="3"/>22 <text:s/>ls</text:p>
      <text:p text:style-name="Standard"><text:s text:c="3"/>23 <text:s/>mkdir directortio1</text:p>
      <text:p text:style-name="Standard"><text:s text:c="3"/>24 <text:s/>mkdir directortio2</text:p>
      <text:p text:style-name="Standard"><text:s text:c="3"/>25 <text:s/>mkdir directortio3</text:p>
      <text:p text:style-name="Standard"><text:s text:c="3"/>26 <text:s/>cs directortio1</text:p>
      <text:p text:style-name="Standard"><text:s text:c="3"/>27 <text:s/>cd directortio1</text:p>
      <text:p text:style-name="Standard"><text:s text:c="3"/>28 <text:s/>mkdir subdirectorio1</text:p>
      <text:p text:style-name="Standard"><text:s text:c="3"/>29 <text:s/>mkdir subdirectorio2</text:p>
      <text:p text:style-name="Standard"><text:s text:c="3"/>30 <text:s/>cs ..</text:p>
      <text:p text:style-name="Standard"><text:s text:c="3"/>31 <text:s/>cd ..</text:p>
      <text:p text:style-name="Standard"><text:s text:c="3"/>32 <text:s/>cd directortio2</text:p>
      <text:p text:style-name="Standard"><text:s text:c="3"/>33 <text:s/>mkdir subdirectorio1</text:p>
      <text:p text:style-name="Standard"><text:s text:c="3"/>34 <text:s/>mkdir subdirectorio2</text:p>
      <text:p text:style-name="Standard"><text:s text:c="3"/>35 <text:s/>cd ..</text:p>
      <text:p text:style-name="Standard"><text:s text:c="3"/>36 <text:s/>cd directortio3</text:p>
      <text:p text:style-name="Standard"><text:s text:c="3"/>37 <text:s/>mkdir subdirectorio2</text:p>
      <text:p text:style-name="Standard"><text:s text:c="3"/>38 <text:s/>mkdir subdirectorio1</text:p>
      <text:p text:style-name="Standard"><text:s text:c="3"/>39 <text:s/>cat baleiros &gt; documento1.txt</text:p>
      <text:p text:style-name="Standard"><text:s text:c="3"/>40 <text:s/>cat <text:s/>documento1.txt "baleiros"</text:p>
      <text:p text:style-name="Standard"><text:s text:c="3"/>41 <text:s/>cat <text:s/>documento1.txt &gt; "baleiros"</text:p>
      <text:p text:style-name="Standard"><text:s text:c="3"/>42 <text:s/>ls</text:p>
      <text:p text:style-name="Standard"><text:s text:c="3"/>43 <text:s/>cd subdirectorio1</text:p>
      <text:p text:style-name="Standard"><text:s text:c="3"/>44 <text:s/>cat <text:s/>documento1.txt &gt; "baleiros"</text:p>
      <text:p text:style-name="Standard"><text:s text:c="3"/>45 <text:s/>cat <text:s/>documento1.txt&gt;"baleiros"</text:p>
      <text:p text:style-name="Standard"><text:s text:c="3"/>46 <text:s/>cat documento2.tx documento1.txt</text:p>
      <text:p text:style-name="Standard"><text:s text:c="3"/>47 <text:s/>cat documento2.tx</text:p>
      <text:p text:style-name="Standard"><text:s text:c="3"/>48 <text:s/>nano documento1txt</text:p>
      <text:p text:style-name="Standard"><text:s text:c="3"/>49 <text:s/>nano documento2.txt</text:p>
      <text:p text:style-name="Standard"><text:s text:c="3"/>50 <text:s/>nano documento1.txt</text:p>
      <text:p text:style-name="Standard"><text:s text:c="3"/>51 <text:s/>cd ..</text:p>
      <text:p text:style-name="Standard"><text:s text:c="3"/>52 <text:s/>cd subdirectorio2</text:p>
      <text:p text:style-name="Standard"><text:s text:c="3"/>53 <text:s/>nano documento1.txt</text:p>
      <text:p text:style-name="Standard"><text:s text:c="3"/>54 <text:s/>nano documento2.txt</text:p>
      <text:p text:style-name="Standard"><text:s text:c="3"/>55 <text:s/>cd..</text:p>
      <text:p text:style-name="Standard"><text:s text:c="3"/>56 <text:s/>cd ..</text:p>
      <text:p text:style-name="Standard"><text:s text:c="3"/>57 <text:s/>cd..</text:p>
      <text:p text:style-name="Standard"><text:s text:c="3"/>58 <text:s/>cd ..</text:p>
      <text:p text:style-name="Standard"><text:s text:c="3"/>59 <text:s/>cd directortio2</text:p>
      <text:p text:style-name="Standard"><text:s text:c="3"/>60 <text:s/>cd subdirectorio1</text:p>
      <text:p text:style-name="Standard"><text:s text:c="3"/>61 <text:s/>nano documento1.txt</text:p>
      <text:p text:style-name="Standard"><text:s text:c="3"/>62 <text:s/>nano documento2.txt</text:p>
      <text:p text:style-name="Standard"><text:s text:c="3"/>63 <text:s/>cd..</text:p>
      <text:p text:style-name="Standard"><text:s text:c="3"/>64 <text:s/>cd ..</text:p>
      <text:p text:style-name="Standard"><text:s text:c="3"/>65 <text:s/>cd subdirectorio2</text:p>
      <text:p text:style-name="Standard"><text:s text:c="3"/>66 <text:s/>nano documento2.txt</text:p>
      <text:p text:style-name="Standard"><text:s text:c="3"/>67 <text:s/>nano documento1.txt</text:p>
      <text:p text:style-name="Standard"><text:s text:c="3"/>68 <text:s/>cd ..</text:p>
      <text:p text:style-name="Standard"><text:s text:c="3"/>69 <text:s/>cd directortio1</text:p>
      <text:p text:style-name="Standard"><text:s text:c="3"/>70 <text:s/>cd subdirectorio1</text:p>
      <text:p text:style-name="Standard"><text:soft-page-break/><text:s text:c="3"/>71 <text:s/>nano documento1.txt</text:p>
      <text:p text:style-name="Standard"><text:s text:c="3"/>72 <text:s/>nano documento2.txt</text:p>
      <text:p text:style-name="Standard"><text:s text:c="3"/>73 <text:s/>cd ..</text:p>
      <text:p text:style-name="Standard"><text:s text:c="3"/>74 <text:s/>cd subdirectorio2</text:p>
      <text:p text:style-name="Standard"><text:s text:c="3"/>75 <text:s/>nano documento2.txt</text:p>
      <text:p text:style-name="Standard"><text:s text:c="3"/>76 <text:s/>nano documento1.txt</text:p>
      <text:p text:style-name="Standard"><text:s text:c="3"/>77 <text:s/>cd ..</text:p>
      <text:p text:style-name="Standard"><text:s text:c="3"/>78 <text:s/>mv /directorio1/subdirectorio1/documento1.txt /directorio1/subdirectorio1/modificado_documento1.txt</text:p>
      <text:p text:style-name="Standard"><text:s text:c="3"/>79 <text:s/>mv directorio1/subdirectorio1/documento1.txt directorio1/subdirectorio1/modificado_documento1.txt</text:p>
      <text:p text:style-name="Standard"><text:s text:c="3"/>80 <text:s/>cd Escritorio/</text:p>
      <text:p text:style-name="Standard"><text:s text:c="3"/>81 <text:s/>nano directortio1/subdirectorio1/documento1</text:p>
      <text:p text:style-name="Standard"><text:s text:c="3"/>82 <text:s/>ls directortio1/subdirectorio1</text:p>
      <text:p text:style-name="Standard"><text:s text:c="3"/>83 <text:s/>cd directortio1</text:p>
      <text:p text:style-name="Standard"><text:s text:c="3"/>84 <text:s/>cd subdirectorio1</text:p>
      <text:p text:style-name="Standard"><text:s text:c="3"/>85 <text:s/>ls</text:p>
      <text:p text:style-name="Standard"><text:s text:c="3"/>86 <text:s/>nano documento2.txt </text:p>
      <text:p text:style-name="Standard"><text:s text:c="3"/>87 <text:s/>ls</text:p>
      <text:p text:style-name="Standard"><text:s text:c="3"/>88 <text:s/>cd..</text:p>
      <text:p text:style-name="Standard"><text:s text:c="3"/>89 <text:s/>cd ..</text:p>
      <text:p text:style-name="Standard"><text:s text:c="3"/>90 <text:s/>nano directortio1/subdirectorio1/documento1.txt</text:p>
      <text:p text:style-name="Standard"><text:s text:c="3"/>91 <text:s/>ls directortio1/subdirectorio1</text:p>
      <text:p text:style-name="Standard"><text:s text:c="3"/>92 <text:s/>cd <text:s/>directortio1/subdirectorio1</text:p>
      <text:p text:style-name="Standard"><text:s text:c="3"/>93 <text:s/>ls</text:p>
      <text:p text:style-name="Standard"><text:s text:c="3"/>94 <text:s/>rm modificado_documento1</text:p>
      <text:p text:style-name="Standard"><text:s text:c="3"/>95 <text:s/>ls</text:p>
      <text:p text:style-name="Standard"><text:s text:c="3"/>96 <text:s/>cd ..</text:p>
      <text:p text:style-name="Standard"><text:s text:c="3"/>97 <text:s/>ls</text:p>
      <text:p text:style-name="Standard"><text:s text:c="3"/>98 <text:s/>ls -la</text:p>
      <text:p text:style-name="Standard"><text:s text:c="3"/>99 <text:s/>ls -lar</text:p>
      <text:p text:style-name="Standard"><text:s text:c="2"/>100 <text:s/>ls -r</text:p>
      <text:p text:style-name="Standard"><text:s text:c="2"/>101 <text:s/>ls </text:p>
      <text:p text:style-name="Standard"><text:s text:c="2"/>102 <text:s/>ls</text:p>
      <text:p text:style-name="Standard"><text:s text:c="2"/>103 <text:s/>ls -R</text:p>
      <text:p text:style-name="Standard"><text:s text:c="2"/>104 <text:s/>cat ls -R</text:p>
      <text:p text:style-name="Standard"><text:s text:c="2"/>105 <text:s/>cat LS_OUTPUT.txt ls -R</text:p>
      <text:p text:style-name="Standard"><text:s text:c="2"/>106 <text:s/>cat --help</text:p>
      <text:p text:style-name="Standard"><text:s text:c="2"/>107 <text:s/>ls -R &gt; /home/luis/ls_output.txt</text:p>
      <text:p text:style-name="Standard"><text:s text:c="2"/>108 <text:s/>nano /home/luis/ls_output.txt</text:p>
      <text:p text:style-name="Standard"><text:s text:c="2"/>109 <text:s/>ls -R &gt; /home/luis/ls_output.txt</text:p>
      <text:p text:style-name="Standard"><text:s text:c="2"/>110 <text:s/>nano /home/luis/ls_output.txt</text:p>
      <text:p text:style-name="Standard"><text:s text:c="2"/>111 <text:s/>emacs /home/luis/ls_output.txt</text:p>
      <text:p text:style-name="Standard"><text:s text:c="2"/>112 <text:s/>cd Escritorio/</text:p>
      <text:p text:style-name="Standard"><text:s text:c="2"/>113 <text:s/>ls</text:p>
      <text:p text:style-name="Standard"><text:s text:c="2"/>114 <text:s/>rm -R directortio2 directortio3</text:p>
      <text:p text:style-name="Standard"><text:s text:c="2"/>115 <text:s/>ls</text:p>
      <text:p text:style-name="Standard"><text:s text:c="2"/>116 <text:s/>cp directortio1/subdirectorio1/modificado_documento1.txt directortio1/subdirectorio1/modificado_documento2.txt /home/luis/</text:p>
      <text:p text:style-name="Standard"><text:s text:c="2"/>117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0:26:32.222054916</meta:creation-date>
    <dc:date>2021-03-11T20:27:19.881501068</dc:date>
    <meta:editing-duration>PT48S</meta:editing-duration>
    <meta:editing-cycles>1</meta:editing-cycles>
    <meta:document-statistic meta:table-count="0" meta:image-count="0" meta:object-count="0" meta:page-count="2" meta:paragraph-count="99" meta:word-count="302" meta:character-count="2487" meta:non-whitespace-character-count="1900"/>
    <meta:generator>LibreOffice/6.4.6.2$Linux_X86_64 LibreOffice_project/40$Build-2</meta:generator>
  </office:meta>
</office:document-meta>
</file>